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1d20b"/>
    </style:style>
    <style:style style:name="P2" style:family="paragraph" style:parent-style-name="Heading_20_1">
      <style:text-properties officeooo:rsid="0001d20b" officeooo:paragraph-rsid="0001d20b"/>
    </style:style>
    <style:style style:name="P3" style:family="paragraph" style:parent-style-name="Standard">
      <style:text-properties officeooo:rsid="0000b4cf" officeooo:paragraph-rsid="0000b4cf"/>
    </style:style>
    <style:style style:name="P4" style:family="paragraph" style:parent-style-name="Text_20_body">
      <style:text-properties officeooo:rsid="0000b4cf" officeooo:paragraph-rsid="0001d20b"/>
    </style:style>
    <style:style style:name="P5" style:family="paragraph" style:parent-style-name="Text_20_body">
      <style:text-properties officeooo:paragraph-rsid="0001d20b"/>
    </style:style>
    <style:style style:name="P6" style:family="paragraph" style:parent-style-name="Text_20_body">
      <style:text-properties officeooo:paragraph-rsid="0003b923"/>
    </style:style>
    <style:style style:name="P7" style:family="paragraph" style:parent-style-name="Text_20_body">
      <style:text-properties officeooo:rsid="00060855" officeooo:paragraph-rsid="00060855"/>
    </style:style>
    <style:style style:name="P8" style:family="paragraph" style:parent-style-name="Text_20_body" style:list-style-name="L1">
      <style:text-properties officeooo:rsid="0007d876" officeooo:paragraph-rsid="00089170"/>
    </style:style>
    <style:style style:name="P9" style:family="paragraph" style:parent-style-name="Title">
      <style:text-properties officeooo:paragraph-rsid="0001d20b"/>
    </style:style>
    <style:style style:name="T1" style:family="text">
      <style:text-properties officeooo:rsid="0000b4cf"/>
    </style:style>
    <style:style style:name="T2" style:family="text">
      <style:text-properties officeooo:rsid="0001d20b"/>
    </style:style>
    <style:style style:name="T3" style:family="text">
      <style:text-properties officeooo:rsid="0003b923"/>
    </style:style>
    <style:style style:name="T4" style:family="text">
      <style:text-properties officeooo:rsid="0004ef4c"/>
    </style:style>
    <style:style style:name="T5" style:family="text">
      <style:text-properties fo:font-style="italic" officeooo:rsid="0004ef4c" style:font-style-asian="italic" style:font-style-complex="italic"/>
    </style:style>
    <style:style style:name="T6" style:family="text">
      <style:text-properties fo:font-style="italic" officeooo:rsid="0003b923" style:font-style-asian="italic" style:font-style-complex="italic"/>
    </style:style>
    <style:style style:name="T7" style:family="text">
      <style:text-properties fo:font-style="italic" officeooo:rsid="0008b8d2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4ef4c" style:font-style-asian="normal" style:font-style-complex="normal"/>
    </style:style>
    <style:style style:name="T10" style:family="text">
      <style:text-properties fo:font-style="normal" officeooo:rsid="0003b923" style:font-style-asian="normal" style:font-style-complex="normal"/>
    </style:style>
    <style:style style:name="T11" style:family="text">
      <style:text-properties fo:font-style="normal" officeooo:rsid="0008b8d2" style:font-style-asian="normal" style:font-style-complex="normal"/>
    </style:style>
    <style:style style:name="T12" style:family="text">
      <style:text-properties officeooo:rsid="00060855"/>
    </style:style>
    <style:style style:name="T13" style:family="text">
      <style:text-properties officeooo:rsid="0007d876"/>
    </style:style>
    <style:style style:name="T14" style:family="text">
      <style:text-properties officeooo:rsid="00089170"/>
    </style:style>
    <style:style style:name="T15" style:family="text">
      <style:text-properties officeooo:rsid="0008b8d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ssignment 1</text:p>
      <text:h text:style-name="P2" text:outline-level="1" text:is-list-header="true">The Source Data</text:h>
      <text:p text:style-name="P5"><text:span text:style-name="T2">I have downloaded all the </text:span><text:span text:style-name="T3">12 </text:span><text:span text:style-name="T2">files, </text:span><text:span text:style-name="T3">and</text:span><text:span text:style-name="T2"> </text:span><text:span text:style-name="T3">combined </text:span><text:span text:style-name="T4">them into</text:span><text:span text:style-name="T5"> combined.txt</text:span><text:span text:style-name="T9"> in</text:span><text:span text:style-name="T5"> original_data</text:span><text:span text:style-name="T9"> so that it</text:span><text:span text:style-name="T10"> </text:span><text:span text:style-name="T9">can be</text:span><text:span text:style-name="T3"> used as in</text:span><text:span text:style-name="T4">put</text:span><text:span text:style-name="T3"> data for Task 1 (the </text:span><text:span text:style-name="T4">combined</text:span><text:span text:style-name="T3">input data does have duplicate words). </text:span></text:p>
      <text:h text:style-name="P1" text:outline-level="1">Task 1</text:h>
      <text:p text:style-name="P4">- <text:span text:style-name="T12">t</text:span>he filtering rule: <text:span text:style-name="T3">select</text:span> words <text:span text:style-name="T2">that are made solely of English letters without special symbols such as the apostrophe, comma, and hyphen.</text:span></text:p>
      <text:p text:style-name="P6"><text:span text:style-name="T1">- </text:span><text:span text:style-name="T12">t</text:span><text:span text:style-name="T3">he coreutils tools used: awk (to use regex to apply the filtering rule) and sort (to remove duplicates)</text:span></text:p>
      <text:p text:style-name="P6">- <text:span text:style-name="T12">the number of words of length 3 to 15 letters in the dataset: 1,367,007 words</text:span></text:p>
      <text:p text:style-name="P7">- the performance <text:span text:style-name="T13">on my machine </text:span><text:span text:style-name="T14">(Intel(R) Core(TM) i7-4710MQ CPU @ 2.50GHz)</text:span>:</text:p>
      <text:list xml:id="list3146640736" text:style-name="L1">
        <text:list-item>
          <text:p text:style-name="P8">time ./Task1.sh <text:span text:style-name="T14">=&gt; 5.319s (an average time of 5 executions)</text:span></text:p>
        </text:list-item>
        <text:list-item>
          <text:p text:style-name="P8"><text:span text:style-name="T14"><text:s/>time ./Task1Filter ../original_data/combined.txt ../input.txt =&gt; 5.751s (an average time of 5 executions) </text:span></text:p>
        </text:list-item>
      </text:list>
      <text:p text:style-name="P6"><text:span text:style-name="T14">M</text:span><text:span text:style-name="T3">any hours were spent to come up with a way to </text:span><text:span text:style-name="T14">shuffle both of the filtered datasets such that they are identical. Because of the limitation not to use the same coreutils tools used in the bash script </text:span><text:span text:style-name="T15">in the corresponding C program, </text:span><text:span text:style-name="T14">I couldn’t just use the system() call in my C program to shuffle identically.</text:span><text:span text:style-name="T10"> </text:span><text:span text:style-name="T10">I </text:span><text:span text:style-name="T11">f</text:span><text:span text:style-name="T11">in</text:span><text:span text:style-name="T7">a</text:span><text:span text:style-name="T11">ll</text:span><text:span text:style-name="T7">y </text:span><text:span text:style-name="T11">d</text:span><text:span text:style-name="T7">evi</text:span><text:span text:style-name="T11">sed a</text:span><text:span text:style-name="T11"> </text:span><text:span text:style-name="T11">simple y</text:span><text:span text:style-name="T11">et eff</text:span><text:span text:style-name="T11">ec</text:span><text:span text:style-name="T11">tiv</text:span><text:span text:style-name="T7">e w</text:span><text:span text:style-name="T11">ay to </text:span><text:span text:style-name="T7">s</text:span><text:span text:style-name="T11">hu</text:span><text:span text:style-name="T11">ffle </text:span><text:span text:style-name="T11">b</text:span><text:span text:style-name="T11">y</text:span><text:span text:style-name="T10"> </text:span><text:span text:style-name="T10">creat</text:span><text:span text:style-name="T11">ing</text:span><text:span text:style-name="T10"> a 2d array to store the filtered data and then transpos</text:span><text:span text:style-name="T11">ing</text:span><text:span text:style-name="T10"> it </text:span><text:span text:style-name="T11">both in the bash script and the C program only to be told by the course coordinator that shuffling is in fact unnecessary at odds with the specification. I believe this implementation, which is now commented out, be recognised as a deed exceeding the assignment requirements. </text:span></text:p>
      <text:p text:style-name="P4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0b4cf" officeooo:paragraph-rsid="0000b4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>
      <style:header>
        <text:p text:style-name="MP1">S3774430 Myeonghoon Sun <text:tab/><text:tab/><text:tab/><text:tab/> <text:s text:c="5"/>https://github.com/hooniez/osp_assessment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7:07:05.127085508</meta:creation-date>
    <dc:date>2022-08-30T08:39:41.582296976</dc:date>
    <meta:editing-duration>PT5M33S</meta:editing-duration>
    <meta:editing-cycles>1</meta:editing-cycles>
    <meta:document-statistic meta:table-count="0" meta:image-count="0" meta:object-count="0" meta:page-count="1" meta:paragraph-count="13" meta:word-count="265" meta:character-count="1587" meta:non-whitespace-character-count="1320"/>
    <meta:generator>LibreOffice/7.3.5.2$Linux_X86_64 LibreOffice_project/30$Build-2</meta:generator>
  </office:meta>
</office:document-meta>
</file>